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ff" draw:textarea-horizontal-align="left" draw:auto-grow-height="true" draw:auto-grow-width="false" fo:min-height="0.806cm" fo:min-width="4.875cm" fo:padding-top="0.025cm" fo:padding-bottom="0.025cm" fo:padding-left="0.15cm" fo:padding-right="0.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1.787cm"/>
    </style:style>
    <style:style style:name="gr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solid" draw:fill-color="#e6e6ff" draw:textarea-horizontal-align="left" draw:auto-grow-height="true" draw:auto-grow-width="false" fo:min-height="0.729cm" fo:min-width="4.875cm" fo:padding-top="0.025cm" fo:padding-bottom="0.025cm" fo:padding-left="0.15cm" fo:padding-right="0.15cm"/>
    </style:style>
    <style:style style:name="gr7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end="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2_20_Dots_20_3_20_Dashes" draw:marker-end="Arrowheads_20_1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color="#000000" fo:font-weight="bold" style:font-weight-asian="bold" style:font-weight-complex="bold"/>
    </style:style>
    <style:style style:name="P4" style:family="paragraph">
      <style:text-properties fo:font-family="'Andale Mono'" style:font-pitch="fixed"/>
    </style:style>
    <style:style style:name="P5" style:family="paragraph">
      <style:paragraph-properties fo:margin-left="0cm" fo:margin-right="0cm" fo:text-indent="0cm"/>
      <style:text-properties fo:font-family="'Andale Mono'" style:font-pitch="fixed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family="'Andale Mono'" style:font-pitch="fixed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color="#800000" fo:font-weight="bold" style:font-weight-asian="bold" style:font-weight-complex="bold"/>
    </style:style>
    <style:style style:name="P10" style:family="paragraph">
      <style:text-properties fo:color="#800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family="'Andale Mono'" style:font-pitch="fixed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Andale Mono'" style:font-pitch="fixed" fo:font-size="14pt" style:font-size-asian="14pt" style:font-size-complex="14pt"/>
    </style:style>
    <style:style style:name="T7" style:family="text">
      <style:text-properties fo:color="#800000" fo:font-family="'Courier 10 Pitch'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512cm" svg:height="0.725cm" svg:x="5.76cm" svg:y="9.807cm">
          <draw:text-box>
            <text:p text:style-name="P1"><text:span text:style-name="T1">on-site energies</text:span></text:p>
          </draw:text-box>
        </draw:frame>
        <draw:frame draw:style-name="gr2" draw:text-style-name="P3" draw:layer="layout" svg:width="4.747cm" svg:height="0.856cm" svg:x="12.251cm" svg:y="23.609cm">
          <draw:text-box>
            <text:p text:style-name="P3"><text:span text:style-name="T2">KSAllElectron</text:span></text:p>
          </draw:text-box>
        </draw:frame>
        <draw:frame draw:style-name="gr2" draw:text-style-name="P3" draw:id="id8" draw:layer="layout" svg:width="5.99cm" svg:height="0.856cm" svg:x="14.753cm" svg:y="11.404cm">
          <draw:text-box>
            <text:p text:style-name="P3"><text:span text:style-name="T2">SlaterKosterTable</text:span></text:p>
          </draw:text-box>
        </draw:frame>
        <draw:frame draw:style-name="gr1" draw:text-style-name="P4" draw:layer="layout" svg:width="2.407cm" svg:height="0.967cm" svg:x="13.34cm" svg:y="24.776cm">
          <draw:text-box>
            <text:p text:style-name="P1"><text:span text:style-name="T3">C.elm</text:span></text:p>
          </draw:text-box>
        </draw:frame>
        <draw:frame draw:style-name="gr2" draw:text-style-name="P3" draw:id="id1" draw:layer="layout" svg:width="4.747cm" svg:height="0.856cm" svg:x="6.737cm" svg:y="8.998cm">
          <draw:text-box>
            <text:p text:style-name="P3"><text:span text:style-name="T2">KSAllElectron</text:span></text:p>
          </draw:text-box>
        </draw:frame>
        <draw:frame draw:style-name="gr3" draw:text-style-name="P5" draw:id="id2" draw:layer="layout" svg:width="2.407cm" svg:height="0.967cm" svg:x="7.904cm" svg:y="11.14cm">
          <draw:text-box>
            <text:p text:style-name="P1"><text:span text:style-name="T3">H.elm</text:span></text:p>
          </draw:text-box>
        </draw:frame>
        <draw:frame draw:style-name="gr4" draw:text-style-name="P5" draw:id="id12" draw:layer="layout" svg:width="5.836cm" svg:height="0.967cm" svg:x="14.831cm" svg:y="13.94cm">
          <draw:text-box>
            <text:p text:style-name="P1"><text:span text:style-name="T3">H_C_tables.par</text:span></text:p>
          </draw:text-box>
        </draw:frame>
        <draw:frame draw:style-name="gr2" draw:text-style-name="P3" draw:id="id15" draw:layer="layout" svg:width="5.523cm" svg:height="0.856cm" svg:x="15.004cm" svg:y="16.213cm">
          <draw:text-box>
            <text:p text:style-name="P3"><text:span text:style-name="T2">RepulsiveFitting</text:span></text:p>
          </draw:text-box>
        </draw:frame>
        <draw:frame draw:style-name="gr1" draw:text-style-name="P4" draw:id="id16" draw:layer="layout" svg:width="3.169cm" svg:height="0.967cm" svg:x="16.164cm" svg:y="18.651cm">
          <draw:text-box>
            <text:p text:style-name="P1"><text:span text:style-name="T3">H_C.par</text:span></text:p>
          </draw:text-box>
        </draw:frame>
        <draw:frame draw:style-name="gr2" draw:text-style-name="P3" draw:layer="layout" svg:width="2.994cm" svg:height="0.856cm" svg:x="12.408cm" svg:y="27.967cm">
          <draw:text-box>
            <text:p text:style-name="P3"><text:span text:style-name="T2">Element</text:span></text:p>
          </draw:text-box>
        </draw:frame>
        <draw:frame draw:style-name="gr2" draw:text-style-name="P3" draw:id="id11" draw:layer="layout" svg:width="2.994cm" svg:height="0.856cm" svg:x="19.383cm" svg:y="6.627cm">
          <draw:text-box>
            <text:p text:style-name="P3"><text:span text:style-name="T2">Element</text:span></text:p>
          </draw:text-box>
        </draw:frame>
        <draw:frame draw:style-name="gr1" draw:text-style-name="P2" draw:layer="layout" svg:width="2.293cm" svg:height="0.725cm" svg:x="9.108cm" svg:y="9.816cm">
          <draw:text-box>
            <text:p text:style-name="P1"><text:span text:style-name="T1">free atom</text:span></text:p>
          </draw:text-box>
        </draw:frame>
        <draw:connector draw:style-name="gr5" draw:text-style-name="P6" draw:layer="layout" draw:type="curve" svg:x1="9.11cm" svg:y1="9.854cm" svg:x2="9.107cm" svg:y2="11.14cm" draw:start-shape="id1" draw:start-glue-point="2" draw:end-shape="id2" draw:end-glue-point="0">
          <text:p text:style-name="P1"/>
        </draw:connector>
        <draw:frame draw:style-name="gr1" draw:text-style-name="P2" draw:layer="layout" svg:width="3.512cm" svg:height="0.725cm" svg:x="5.621cm" svg:y="15.154cm">
          <draw:text-box>
            <text:p text:style-name="P1"><text:span text:style-name="T1">on-site energies</text:span></text:p>
          </draw:text-box>
        </draw:frame>
        <draw:frame draw:style-name="gr2" draw:text-style-name="P3" draw:id="id3" draw:layer="layout" svg:width="4.747cm" svg:height="0.856cm" svg:x="6.659cm" svg:y="14.252cm">
          <draw:text-box>
            <text:p text:style-name="P3"><text:span text:style-name="T2">KSAllElectron</text:span></text:p>
          </draw:text-box>
        </draw:frame>
        <draw:frame draw:style-name="gr1" draw:text-style-name="P4" draw:id="id4" draw:layer="layout" svg:width="2.407cm" svg:height="0.967cm" svg:x="7.826cm" svg:y="16.394cm">
          <draw:text-box>
            <text:p text:style-name="P1"><text:span text:style-name="T3">C.elm</text:span></text:p>
          </draw:text-box>
        </draw:frame>
        <draw:frame draw:style-name="gr1" draw:text-style-name="P2" draw:layer="layout" svg:width="2.293cm" svg:height="0.725cm" svg:x="9.03cm" svg:y="15.07cm">
          <draw:text-box>
            <text:p text:style-name="P1"><text:span text:style-name="T1">free atom</text:span></text:p>
          </draw:text-box>
        </draw:frame>
        <draw:connector draw:style-name="gr5" draw:text-style-name="P6" draw:layer="layout" draw:type="curve" svg:x1="9.032cm" svg:y1="15.108cm" svg:x2="9.029cm" svg:y2="16.394cm" draw:start-shape="id3" draw:start-glue-point="2" draw:end-shape="id4" draw:end-glue-point="0">
          <text:p text:style-name="P1"/>
        </draw:connector>
        <draw:frame draw:style-name="gr6" draw:text-style-name="P3" draw:id="id5" draw:layer="layout" svg:width="4.747cm" svg:height="0.779cm" svg:x="12.534cm" svg:y="2.539cm">
          <draw:text-box>
            <text:p text:style-name="P3"><text:span text:style-name="T2">KSAllElectron</text:span></text:p>
          </draw:text-box>
        </draw:frame>
        <draw:frame draw:style-name="gr1" draw:text-style-name="P2" draw:layer="layout" svg:width="4.795cm" svg:height="0.864cm" svg:x="14.752cm" svg:y="5.186cm">
          <draw:text-box>
            <text:p text:style-name="P1"><text:span text:style-name="T1">wave functions &amp; V</text:span><text:span text:style-name="T4">eff</text:span><text:span text:style-name="T1">(r)</text:span></text:p>
          </draw:text-box>
        </draw:frame>
        <draw:frame draw:style-name="gr1" draw:text-style-name="P4" draw:id="id6" draw:layer="layout" svg:width="3.169cm" svg:height="0.967cm" svg:x="13.302cm" svg:y="4.681cm">
          <draw:text-box>
            <text:p text:style-name="P1"><text:span text:style-name="T3">H_c.elm</text:span></text:p>
          </draw:text-box>
        </draw:frame>
        <draw:frame draw:style-name="gr1" draw:text-style-name="P2" draw:layer="layout" svg:width="3.757cm" svg:height="0.725cm" svg:x="14.905cm" svg:y="3.357cm">
          <draw:text-box>
            <text:p text:style-name="P1"><text:span text:style-name="T1">constrained atom</text:span></text:p>
          </draw:text-box>
        </draw:frame>
        <draw:connector draw:style-name="gr5" draw:text-style-name="P6" draw:layer="layout" draw:type="curve" svg:x1="14.907cm" svg:y1="3.318cm" svg:x2="14.886cm" svg:y2="4.681cm" draw:start-shape="id5" draw:start-glue-point="2" draw:end-shape="id6" draw:end-glue-point="0">
          <text:p text:style-name="P1"/>
        </draw:connector>
        <draw:connector draw:style-name="gr5" draw:text-style-name="P6" draw:layer="layout" draw:type="curve" svg:x1="14.881cm" svg:y1="7.513cm" svg:x2="17.748cm" svg:y2="11.404cm" draw:start-shape="id7" draw:start-glue-point="2" draw:end-shape="id8" draw:end-glue-point="0">
          <text:p text:style-name="P1"/>
        </draw:connector>
        <draw:frame draw:style-name="gr2" draw:text-style-name="P3" draw:id="id9" draw:layer="layout" svg:width="4.747cm" svg:height="0.856cm" svg:x="18.488cm" svg:y="2.617cm">
          <draw:text-box>
            <text:p text:style-name="P3"><text:span text:style-name="T2">KSAllElectron</text:span></text:p>
          </draw:text-box>
        </draw:frame>
        <draw:frame draw:style-name="gr1" draw:text-style-name="P2" draw:layer="layout" svg:width="4.795cm" svg:height="0.864cm" svg:x="20.706cm" svg:y="5.264cm">
          <draw:text-box>
            <text:p text:style-name="P1"><text:span text:style-name="T1">wave functions &amp; V</text:span><text:span text:style-name="T4">eff</text:span><text:span text:style-name="T1">(r)</text:span></text:p>
          </draw:text-box>
        </draw:frame>
        <draw:frame draw:style-name="gr1" draw:text-style-name="P4" draw:id="id10" draw:layer="layout" svg:width="3.169cm" svg:height="0.967cm" svg:x="19.285cm" svg:y="4.759cm">
          <draw:text-box>
            <text:p text:style-name="P1"><text:span text:style-name="T3">C_c.elm</text:span></text:p>
          </draw:text-box>
        </draw:frame>
        <draw:frame draw:style-name="gr1" draw:text-style-name="P2" draw:layer="layout" svg:width="3.757cm" svg:height="0.725cm" svg:x="20.859cm" svg:y="3.435cm">
          <draw:text-box>
            <text:p text:style-name="P1"><text:span text:style-name="T1">constrained atom</text:span></text:p>
          </draw:text-box>
        </draw:frame>
        <draw:connector draw:style-name="gr5" draw:text-style-name="P6" draw:layer="layout" draw:type="curve" svg:x1="20.861cm" svg:y1="3.473cm" svg:x2="20.869cm" svg:y2="4.759cm" draw:start-shape="id9" draw:start-glue-point="2" draw:end-shape="id10" draw:end-glue-point="0">
          <text:p text:style-name="P1"/>
        </draw:connector>
        <draw:connector draw:style-name="gr5" draw:text-style-name="P6" draw:layer="layout" draw:type="curve" svg:x1="20.88cm" svg:y1="7.483cm" svg:x2="17.748cm" svg:y2="11.404cm" draw:start-shape="id11" draw:start-glue-point="2" draw:end-shape="id8" draw:end-glue-point="0">
          <text:p text:style-name="P1"/>
        </draw:connector>
        <draw:connector draw:style-name="gr5" draw:text-style-name="P6" draw:layer="layout" draw:type="curve" svg:x1="17.748cm" svg:y1="12.26cm" svg:x2="17.749cm" svg:y2="13.94cm" draw:start-shape="id8" draw:start-glue-point="2" draw:end-shape="id12" draw:end-glue-point="0">
          <text:p text:style-name="P1"/>
        </draw:connector>
        <draw:frame draw:style-name="gr1" draw:text-style-name="P7" draw:layer="layout" svg:width="4.346cm" svg:height="0.645cm" svg:x="18.133cm" svg:y="14.523cm">
          <draw:text-box>
            <text:p text:style-name="P1"><text:span text:style-name="T5">Slater-Koster tables only</text:span></text:p>
          </draw:text-box>
        </draw:frame>
        <draw:frame draw:style-name="gr7" draw:text-style-name="P8" draw:id="id13" draw:layer="layout" svg:width="3.169cm" svg:height="1.361cm" svg:x="2.715cm" svg:y="10.951cm">
          <draw:text-box>
            <text:p text:style-name="P1"><text:span text:style-name="T6">Hubbard U</text:span></text:p>
            <text:p text:style-name="P1"><text:span text:style-name="T6">FWHM</text:span></text:p>
          </draw:text-box>
        </draw:frame>
        <draw:connector draw:style-name="gr5" draw:text-style-name="P6" draw:layer="layout" draw:type="curve" svg:x1="5.884cm" svg:y1="11.631cm" svg:x2="7.904cm" svg:y2="11.623cm" draw:start-shape="id13" draw:start-glue-point="1" draw:end-shape="id2" draw:end-glue-point="3">
          <text:p text:style-name="P1"/>
        </draw:connector>
        <draw:frame draw:style-name="gr7" draw:text-style-name="P8" draw:id="id14" draw:layer="layout" svg:width="3.169cm" svg:height="1.361cm" svg:x="2.532cm" svg:y="16.213cm">
          <draw:text-box>
            <text:p text:style-name="P1"><text:span text:style-name="T6">Hubbard U</text:span></text:p>
            <text:p text:style-name="P1"><text:span text:style-name="T6">FWHM</text:span></text:p>
          </draw:text-box>
        </draw:frame>
        <draw:connector draw:style-name="gr5" draw:text-style-name="P6" draw:layer="layout" draw:type="curve" draw:line-skew="-0.078cm" svg:x1="5.701cm" svg:y1="16.893cm" svg:x2="7.721cm" svg:y2="16.885cm" draw:start-shape="id14" draw:start-glue-point="1">
          <text:p text:style-name="P1"/>
        </draw:connector>
        <draw:connector draw:style-name="gr5" draw:text-style-name="P6" draw:layer="layout" draw:type="curve" svg:x1="10.233cm" svg:y1="16.877cm" svg:x2="15.004cm" svg:y2="16.641cm" draw:start-shape="id4" draw:start-glue-point="1" draw:end-shape="id15" draw:end-glue-point="3">
          <text:p text:style-name="P1"/>
        </draw:connector>
        <draw:connector draw:style-name="gr5" draw:text-style-name="P6" draw:layer="layout" draw:type="curve" svg:x1="10.311cm" svg:y1="11.623cm" svg:x2="15.004cm" svg:y2="16.641cm" draw:start-shape="id2" draw:start-glue-point="1" draw:end-shape="id15" draw:end-glue-point="3">
          <text:p text:style-name="P1"/>
        </draw:connector>
        <draw:connector draw:style-name="gr8" draw:text-style-name="P6" draw:layer="layout" draw:type="curve" svg:x1="20.88cm" svg:y1="6.627cm" svg:x2="20.869cm" svg:y2="5.726cm" draw:start-shape="id11" draw:start-glue-point="0" draw:end-shape="id10" draw:end-glue-point="2">
          <text:p text:style-name="P1"/>
        </draw:connector>
        <draw:frame draw:style-name="gr2" draw:text-style-name="P3" draw:id="id7" draw:layer="layout" svg:width="2.994cm" svg:height="0.856cm" svg:x="13.384cm" svg:y="6.657cm">
          <draw:text-box>
            <text:p text:style-name="P3"><text:span text:style-name="T2">Element</text:span></text:p>
          </draw:text-box>
        </draw:frame>
        <draw:connector draw:style-name="gr5" draw:text-style-name="P6" draw:layer="layout" draw:type="curve" svg:x1="14.886cm" svg:y1="5.648cm" svg:x2="14.881cm" svg:y2="6.657cm" draw:start-shape="id6" draw:start-glue-point="2" draw:end-shape="id7" draw:end-glue-point="0">
          <text:p text:style-name="P1"/>
        </draw:connector>
        <draw:connector draw:style-name="gr5" draw:text-style-name="P6" draw:layer="layout" draw:type="curve" svg:x1="17.749cm" svg:y1="14.907cm" svg:x2="17.765cm" svg:y2="16.213cm" draw:start-shape="id12" draw:start-glue-point="2" draw:end-shape="id15">
          <text:p text:style-name="P1"/>
        </draw:connector>
        <draw:rect draw:style-name="gr9" draw:text-style-name="P6" draw:id="id18" draw:layer="layout" svg:width="12.921cm" svg:height="3.692cm" svg:x="12.56cm" svg:y="4.46cm">
          <text:p text:style-name="P1"/>
        </draw:rect>
        <draw:frame draw:style-name="gr1" draw:text-style-name="P2" draw:layer="layout" svg:width="5.391cm" svg:height="0.864cm" svg:x="15.661cm" svg:y="9.756cm">
          <draw:text-box>
            <text:p text:style-name="P1"><text:span text:style-name="T1">All wave functions &amp; V</text:span><text:span text:style-name="T4">eff</text:span><text:span text:style-name="T1">(r)</text:span></text:p>
          </draw:text-box>
        </draw:frame>
        <draw:frame draw:style-name="gr1" draw:text-style-name="P7" draw:layer="layout" svg:width="5.637cm" svg:height="0.645cm" svg:x="17.241cm" svg:y="19.355cm">
          <draw:text-box>
            <text:p text:style-name="P1"><text:span text:style-name="T5">Slater-Koster tables &amp; repulsions</text:span></text:p>
          </draw:text-box>
        </draw:frame>
        <draw:connector draw:style-name="gr5" draw:text-style-name="P6" draw:layer="layout" draw:type="curve" svg:x1="17.765cm" svg:y1="17.069cm" svg:x2="17.748cm" svg:y2="18.651cm" draw:start-shape="id15" draw:start-glue-point="2" draw:end-shape="id16" draw:end-glue-point="0">
          <text:p text:style-name="P1"/>
        </draw:connector>
        <draw:frame draw:style-name="gr1" draw:text-style-name="P7" draw:id="id17" draw:layer="layout" svg:width="7cm" svg:height="1.039cm" svg:x="2.53cm" svg:y="3.938cm">
          <draw:text-box>
            <text:p text:style-name="P1"><text:span text:style-name="T5">Optional (SlaterKosterTable accepts both </text:span></text:p>
            <text:p text:style-name="P1"><text:span text:style-name="T5">KSAllElectron and Element classes)</text:span></text:p>
          </draw:text-box>
        </draw:frame>
        <draw:connector draw:style-name="gr10" draw:text-style-name="P6" draw:layer="layout" draw:type="curve" svg:x1="9.53cm" svg:y1="4.457cm" svg:x2="12.56cm" svg:y2="6.306cm" draw:start-shape="id17" draw:start-glue-point="1" draw:end-shape="id18" draw:end-glue-point="3">
          <text:p text:style-name="P1"/>
        </draw:connector>
        <draw:frame draw:style-name="gr1" draw:text-style-name="P10" draw:layer="layout" svg:width="14.921cm" svg:height="1.343cm" svg:x="7.346cm" svg:y="1cm">
          <draw:text-box>
            <text:p text:style-name="P9"><text:span text:style-name="T7">Making the parametr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10-03T15:29:09</meta:creation-date>
    <dc:date>2008-10-03T15:51:15</dc:date>
    <meta:editing-cycles>1</meta:editing-cycles>
    <meta:editing-duration>PT5M21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